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9mm"/>
    </style:style>
    <style:style style:name="co3" style:family="table-column">
      <style:table-column-properties fo:break-before="auto" style:column-width="3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63.41mm" svg:height="119.08mm" svg:x="98.35mm" svg:y="17.39mm">
            <draw:object draw:notify-on-update-of-ranges="Tabelle1.B2:Tabelle1.B2 Tabelle1.B3:Tabelle1.B21 Tabelle1.C2:Tabelle1.C2 Tabelle1.C3:Tabelle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city (servers)</text:p>
          </table:table-cell>
          <table:table-cell office:value-type="string" calcext:value-type="string">
            <text:p>Demand (User requests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.00.0000</text:date>, <text:time style:data-style-name="N2" text:time-value="12:36:28.5603455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0:04:44.779953446</meta:creation-date>
    <dc:date>2019-09-15T10:20:33.380016199</dc:date>
    <meta:editing-duration>PT15M48S</meta:editing-duration>
    <meta:editing-cycles>2</meta:editing-cycles>
    <meta:generator>LibreOffice/6.1.5.2$Linux_X86_64 LibreOffice_project/1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42cm" svg:height="11.909cm" xlink:href=".." xlink:type="simple" chart:class="chart:line" chart:style-name="ch1">
        <chart:legend svg:x="1.231cm" svg:y="10.812cm" style:legend-expansion="custom" chartooo:width="22.803cm" chartooo:height="1.096cm" style:legend-expansion-aspect-ratio="20.8056569343066" chart:style-name="ch2"/>
        <chart:plot-area chart:style-name="ch3" table:cell-range-address="Tabelle1.B2:Tabelle1.C21" chart:data-source-has-labels="row" svg:x="0.621cm" svg:y="0.236cm" svg:width="23.652cm" svg:height="10.698cm">
          <chartooo:coordinate-region svg:x="1.242cm" svg:y="0.435cm" svg:width="22.844cm" svg:height="9.852cm"/>
          <chart:axis chart:dimension="x" chart:name="primary-x" chart:style-name="ch4"/>
          <chart:axis chart:dimension="y" chart:name="primary-y" chart:style-name="ch5"/>
          <chart:series chart:style-name="ch6" chart:values-cell-range-address="Tabelle1.B3:Tabelle1.B21" chart:label-cell-address="Tabelle1.B2:Tabelle1.B2" chart:class="chart:line">
            <chart:data-point chart:repeated="19"/>
          </chart:series>
          <chart:series chart:style-name="ch7" chart:values-cell-range-address="Tabelle1.C3:Tabelle1.C21" chart:label-cell-address="Tabelle1.C2:Tabelle1.C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(servers)</text:p>
                <draw:g>
                  <svg:desc>Tabelle1.B2:Tabelle1.B2</svg:desc>
                </draw:g>
              </table:table-cell>
              <table:table-cell office:value-type="string">
                <text:p>Demand (User requests)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B3:Tabelle1.B21</svg:desc>
                </draw:g>
              </table:table-cell>
              <table:table-cell office:value-type="float" office:value="2">
                <text:p>2</text:p>
                <draw:g>
                  <svg:desc>Tabelle1.C3:Tabelle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